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ae00" draw:textarea-horizontal-align="center" draw:textarea-vertical-align="middle"/>
    </style:style>
    <style:style style:name="gr2" style:family="graphic" style:parent-style-name="standard">
      <style:graphic-properties draw:fill="solid" draw:fill-color="#99cc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2300dc" draw:textarea-horizontal-align="center" draw:textarea-vertical-align="middle"/>
    </style:style>
    <style:style style:name="gr5" style:family="graphic" style:parent-style-name="standard">
      <style:graphic-properties draw:fill="solid" draw:fill-color="#198a8a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e6e64c" draw:textarea-horizontal-align="center" draw:textarea-vertical-align="middle"/>
    </style:style>
    <style:style style:name="gr9" style:family="graphic" style:parent-style-name="standard">
      <style:graphic-properties draw:fill="solid" draw:fill-color="#ffff6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.319cm" svg:height="0.386cm" draw:transform="rotate (3.1415926535892) translate (9.924cm 24.001cm)">
          <text:p text:style-name="P2"/>
        </draw:rect>
        <draw:rect draw:style-name="gr2" draw:text-style-name="P1" draw:layer="layout" svg:width="1.319cm" svg:height="1.218cm" svg:x="4.713cm" svg:y="15.603cm">
          <text:p text:style-name="P2"/>
        </draw:rect>
        <draw:rect draw:style-name="gr3" draw:text-style-name="P1" draw:layer="layout" svg:width="1.27cm" svg:height="1.27cm" svg:x="4.205cm" svg:y="4.431cm">
          <text:p text:style-name="P2"/>
        </draw:rect>
        <draw:rect draw:style-name="gr4" draw:text-style-name="P1" draw:layer="layout" svg:width="1.27cm" svg:height="1.27cm" svg:x="4.205cm" svg:y="5.193cm">
          <text:p text:style-name="P2"/>
        </draw:rect>
        <draw:rect draw:style-name="gr5" draw:text-style-name="P1" draw:layer="layout" svg:width="1.27cm" svg:height="0.508cm" svg:x="4.205cm" svg:y="5.193cm">
          <text:p text:style-name="P2"/>
        </draw:rect>
        <draw:rect draw:style-name="gr4" draw:text-style-name="P1" draw:layer="layout" svg:width="1.27cm" svg:height="1.27cm" svg:x="12.357cm" svg:y="7.312cm">
          <text:p text:style-name="P2"/>
        </draw:rect>
        <draw:rect draw:style-name="gr3" draw:text-style-name="P1" draw:layer="layout" svg:width="1.27cm" svg:height="1.27cm" svg:x="12.357cm" svg:y="8.836cm">
          <text:p text:style-name="P2"/>
        </draw:rect>
        <draw:frame draw:style-name="gr6" draw:layer="layout" svg:width="3.614cm" svg:height="0.962cm" svg:x="13.681cm" svg:y="9.09cm">
          <draw:text-box>
            <text:p text:style-name="P2">2nd bucket</text:p>
          </draw:text-box>
        </draw:frame>
        <draw:rect draw:style-name="gr5" draw:text-style-name="P1" draw:layer="layout" svg:width="1.27cm" svg:height="0.508cm" svg:x="12.357cm" svg:y="14.06cm">
          <text:p text:style-name="P2"/>
        </draw:rect>
        <draw:frame draw:style-name="gr6" draw:layer="layout" svg:width="2.585cm" svg:height="0.962cm" svg:x="13.686cm" svg:y="13.848cm">
          <draw:text-box>
            <text:p text:style-name="P2">overlap</text:p>
          </draw:text-box>
        </draw:frame>
        <draw:frame draw:style-name="gr6" draw:layer="layout" svg:width="3.406cm" svg:height="0.962cm" svg:x="13.681cm" svg:y="7.59cm">
          <draw:text-box>
            <text:p text:style-name="P2">1st bucket</text:p>
          </draw:text-box>
        </draw:frame>
        <draw:frame draw:style-name="gr6" draw:layer="layout" svg:width="2.691cm" svg:height="0.962cm" svg:x="3.43cm" svg:y="3.221cm">
          <draw:text-box>
            <text:p text:style-name="P2">Case 1:</text:p>
          </draw:text-box>
        </draw:frame>
        <draw:rect draw:style-name="gr3" draw:text-style-name="P1" draw:layer="layout" svg:width="1.27cm" svg:height="1.27cm" svg:x="4.206cm" svg:y="9.031cm">
          <text:p text:style-name="P2"/>
        </draw:rect>
        <draw:rect draw:style-name="gr4" draw:text-style-name="P1" draw:layer="layout" svg:width="1.27cm" svg:height="1.27cm" svg:x="4.206cm" svg:y="8.193cm">
          <text:p text:style-name="P2"/>
        </draw:rect>
        <draw:rect draw:style-name="gr5" draw:text-style-name="P1" draw:layer="layout" svg:width="1.27cm" svg:height="0.508cm" svg:x="4.206cm" svg:y="8.993cm">
          <text:p text:style-name="P2"/>
        </draw:rect>
        <draw:frame draw:style-name="gr6" draw:layer="layout" svg:width="2.686cm" svg:height="0.962cm" svg:x="3.431cm" svg:y="6.821cm">
          <draw:text-box>
            <text:p text:style-name="P2">Case 2:</text:p>
          </draw:text-box>
        </draw:frame>
        <draw:line draw:style-name="gr7" draw:text-style-name="P1" draw:layer="layout" svg:x1="5.729cm" svg:y1="9.257cm" svg:x2="6.999cm" svg:y2="9.257cm">
          <text:p text:style-name="P2"/>
        </draw:line>
        <draw:rect draw:style-name="gr4" draw:text-style-name="P1" draw:layer="layout" svg:width="1.27cm" svg:height="1.27cm" svg:x="7.706cm" svg:y="8.193cm">
          <text:p text:style-name="P2"/>
        </draw:rect>
        <draw:rect draw:style-name="gr3" draw:text-style-name="P1" draw:layer="layout" svg:width="1.27cm" svg:height="0.79cm" svg:x="7.706cm" svg:y="9.511cm">
          <text:p text:style-name="P2"/>
        </draw:rect>
        <draw:line draw:style-name="gr7" draw:text-style-name="P1" draw:layer="layout" svg:x1="5.729cm" svg:y1="5.457cm" svg:x2="6.999cm" svg:y2="5.457cm">
          <text:p text:style-name="P2"/>
        </draw:line>
        <draw:rect draw:style-name="gr4" draw:text-style-name="P1" draw:layer="layout" svg:width="1.27cm" svg:height="1.27cm" svg:x="7.705cm" svg:y="5.193cm">
          <text:p text:style-name="P2"/>
        </draw:rect>
        <draw:rect draw:style-name="gr3" draw:text-style-name="P1" draw:layer="layout" svg:width="1.27cm" svg:height="0.762cm" svg:x="7.705cm" svg:y="4.431cm">
          <text:p text:style-name="P2"/>
        </draw:rect>
        <draw:frame draw:style-name="gr6" draw:layer="layout" svg:width="2.691cm" svg:height="0.962cm" svg:x="3.432cm" svg:y="10.721cm">
          <draw:text-box>
            <text:p text:style-name="P2">Case 3:</text:p>
          </draw:text-box>
        </draw:frame>
        <draw:line draw:style-name="gr7" draw:text-style-name="P1" draw:layer="layout" svg:x1="6.584cm" svg:y1="12.715cm" svg:x2="7.854cm" svg:y2="12.715cm">
          <text:p text:style-name="P2"/>
        </draw:line>
        <draw:rect draw:style-name="gr2" draw:text-style-name="P1" draw:layer="layout" svg:width="1.27cm" svg:height="1.27cm" svg:x="4.961cm" svg:y="12.051cm">
          <text:p text:style-name="P2"/>
        </draw:rect>
        <draw:rect draw:style-name="gr4" draw:text-style-name="P1" draw:layer="layout" svg:width="1.27cm" svg:height="1.27cm" svg:x="4.161cm" svg:y="12.051cm">
          <text:p text:style-name="P2"/>
        </draw:rect>
        <draw:rect draw:style-name="gr5" draw:text-style-name="P1" draw:layer="layout" svg:width="0.508cm" svg:height="1.27cm" svg:x="4.967cm" svg:y="12.051cm">
          <text:p text:style-name="P2"/>
        </draw:rect>
        <draw:rect draw:style-name="gr2" draw:text-style-name="P1" draw:layer="layout" svg:width="0.846cm" svg:height="1.27cm" svg:x="9.285cm" svg:y="12.051cm">
          <text:p text:style-name="P2"/>
        </draw:rect>
        <draw:rect draw:style-name="gr4" draw:text-style-name="P1" draw:layer="layout" svg:width="1.27cm" svg:height="1.27cm" svg:x="8.061cm" svg:y="12.051cm">
          <text:p text:style-name="P2"/>
        </draw:rect>
        <draw:line draw:style-name="gr7" draw:text-style-name="P1" draw:layer="layout" svg:x1="12.8cm" svg:y1="18.424cm" svg:x2="12.8cm" svg:y2="16.9cm">
          <text:p text:style-name="P2"/>
        </draw:line>
        <draw:frame draw:style-name="gr6" draw:layer="layout" svg:width="0.676cm" svg:height="0.962cm" svg:x="12.492cm" svg:y="15.884cm">
          <draw:text-box>
            <text:p text:style-name="P2">f</text:p>
          </draw:text-box>
        </draw:frame>
        <draw:line draw:style-name="gr7" draw:text-style-name="P1" draw:layer="layout" svg:x1="12.746cm" svg:y1="18.37cm" svg:x2="14.524cm" svg:y2="18.37cm">
          <text:p text:style-name="P2"/>
        </draw:line>
        <draw:frame draw:style-name="gr6" draw:layer="layout" svg:width="0.82cm" svg:height="0.962cm" svg:x="14.392cm" svg:y="17.884cm">
          <draw:text-box>
            <text:p text:style-name="P2">s</text:p>
          </draw:text-box>
        </draw:frame>
        <draw:frame draw:style-name="gr6" draw:layer="layout" svg:width="2.691cm" svg:height="0.962cm" svg:x="3.433cm" svg:y="13.821cm">
          <draw:text-box>
            <text:p text:style-name="P2">Case 4:</text:p>
          </draw:text-box>
        </draw:frame>
        <draw:line draw:style-name="gr7" draw:text-style-name="P1" draw:layer="layout" svg:x1="6.585cm" svg:y1="15.815cm" svg:x2="7.855cm" svg:y2="15.815cm">
          <text:p text:style-name="P2"/>
        </draw:line>
        <draw:rect draw:style-name="gr4" draw:text-style-name="P1" draw:layer="layout" svg:width="1.27cm" svg:height="1.27cm" svg:x="4.162cm" svg:y="15.151cm">
          <text:p text:style-name="P2"/>
        </draw:rect>
        <draw:rect draw:style-name="gr5" draw:text-style-name="P1" draw:layer="layout" svg:width="0.719cm" svg:height="0.814cm" svg:x="4.713cm" svg:y="15.607cm">
          <text:p text:style-name="P2"/>
        </draw:rect>
        <draw:rect draw:style-name="gr8" draw:text-style-name="P1" draw:layer="layout" svg:width="1.319cm" svg:height="0.386cm" svg:x="8.613cm" svg:y="16.435cm">
          <text:p text:style-name="P2"/>
        </draw:rect>
        <draw:rect draw:style-name="gr4" draw:text-style-name="P1" draw:layer="layout" svg:width="1.27cm" svg:height="1.27cm" svg:x="8.062cm" svg:y="15.151cm">
          <text:p text:style-name="P2"/>
        </draw:rect>
        <draw:rect draw:style-name="gr2" draw:text-style-name="P1" draw:layer="layout" svg:width="0.582cm" svg:height="1.218cm" svg:x="9.351cm" svg:y="15.603cm">
          <text:p text:style-name="P2"/>
        </draw:rect>
        <draw:rect draw:style-name="gr9" draw:text-style-name="P1" draw:layer="layout" svg:width="1.27cm" svg:height="1.27cm" svg:x="12.357cm" svg:y="10.336cm">
          <text:p text:style-name="P2"/>
        </draw:rect>
        <draw:frame draw:style-name="gr6" draw:layer="layout" svg:width="3.474cm" svg:height="0.962cm" svg:x="13.681cm" svg:y="10.59cm">
          <draw:text-box>
            <text:p text:style-name="P2">3rd bucket</text:p>
          </draw:text-box>
        </draw:frame>
        <draw:rect draw:style-name="gr2" draw:text-style-name="P1" draw:layer="layout" svg:width="1.319cm" svg:height="1.218cm" draw:transform="rotate (3.1415926535892) translate (6.032cm 19.769cm)">
          <text:p text:style-name="P2"/>
        </draw:rect>
        <draw:frame draw:style-name="gr6" draw:layer="layout" svg:width="2.686cm" svg:height="0.962cm" svg:x="3.433cm" svg:y="17.221cm">
          <draw:text-box>
            <text:p text:style-name="P2">Case 5:</text:p>
          </draw:text-box>
        </draw:frame>
        <draw:line draw:style-name="gr7" draw:text-style-name="P1" draw:layer="layout" svg:x1="6.585cm" svg:y1="19.557cm" svg:x2="7.855cm" svg:y2="19.557cm">
          <text:p text:style-name="P2"/>
        </draw:line>
        <draw:rect draw:style-name="gr4" draw:text-style-name="P1" draw:layer="layout" svg:width="1.27cm" svg:height="1.27cm" draw:transform="rotate (3.1415926535892) translate (5.432cm 20.221cm)">
          <text:p text:style-name="P2"/>
        </draw:rect>
        <draw:rect draw:style-name="gr5" draw:text-style-name="P1" draw:layer="layout" svg:width="0.719cm" svg:height="0.814cm" draw:transform="rotate (3.1415926535892) translate (5.432cm 19.765cm)">
          <text:p text:style-name="P2"/>
        </draw:rect>
        <draw:rect draw:style-name="gr8" draw:text-style-name="P1" draw:layer="layout" svg:width="1.319cm" svg:height="0.386cm" draw:transform="rotate (3.1415926535892) translate (9.932cm 18.937cm)">
          <text:p text:style-name="P2"/>
        </draw:rect>
        <draw:rect draw:style-name="gr4" draw:text-style-name="P1" draw:layer="layout" svg:width="1.27cm" svg:height="1.27cm" draw:transform="rotate (3.1415926535892) translate (9.332cm 20.221cm)">
          <text:p text:style-name="P2"/>
        </draw:rect>
        <draw:rect draw:style-name="gr2" draw:text-style-name="P1" draw:layer="layout" svg:width="0.582cm" svg:height="1.218cm" draw:transform="rotate (3.1415926535892) translate (9.933cm 19.769cm)">
          <text:p text:style-name="P2"/>
        </draw:rect>
        <draw:rect draw:style-name="gr2" draw:text-style-name="P1" draw:layer="layout" svg:width="1.319cm" svg:height="2.117cm" draw:transform="rotate (3.1415926535892) translate (6.032cm 24.068cm)">
          <text:p text:style-name="P2"/>
        </draw:rect>
        <draw:frame draw:style-name="gr6" draw:layer="layout" svg:width="2.691cm" svg:height="0.962cm" svg:x="3.433cm" svg:y="20.621cm">
          <draw:text-box>
            <text:p text:style-name="P2">Case 6:</text:p>
          </draw:text-box>
        </draw:frame>
        <draw:line draw:style-name="gr7" draw:text-style-name="P1" draw:layer="layout" svg:x1="6.585cm" svg:y1="22.957cm" svg:x2="7.855cm" svg:y2="22.957cm">
          <text:p text:style-name="P2"/>
        </draw:line>
        <draw:rect draw:style-name="gr4" draw:text-style-name="P1" draw:layer="layout" svg:width="1.27cm" svg:height="1.27cm" draw:transform="rotate (3.1415926535892) translate (5.432cm 23.621cm)">
          <text:p text:style-name="P2"/>
        </draw:rect>
        <draw:rect draw:style-name="gr5" draw:text-style-name="P1" draw:layer="layout" svg:width="0.719cm" svg:height="1.27cm" draw:transform="rotate (3.1415926535892) translate (5.432cm 23.621cm)">
          <text:p text:style-name="P2"/>
        </draw:rect>
        <draw:rect draw:style-name="gr8" draw:text-style-name="P1" draw:layer="layout" svg:width="1.319cm" svg:height="0.386cm" draw:transform="rotate (3.1415926535892) translate (9.932cm 22.337cm)">
          <text:p text:style-name="P2"/>
        </draw:rect>
        <draw:rect draw:style-name="gr4" draw:text-style-name="P1" draw:layer="layout" svg:width="1.27cm" svg:height="1.27cm" draw:transform="rotate (3.1415926535892) translate (9.332cm 23.621cm)">
          <text:p text:style-name="P2"/>
        </draw:rect>
        <draw:rect draw:style-name="gr2" draw:text-style-name="P1" draw:layer="layout" svg:width="0.582cm" svg:height="2.055cm" draw:transform="rotate (3.1415926535892) translate (9.933cm 24.006cm)">
          <text:p text:style-name="P2"/>
        </draw:rect>
        <draw:rect draw:style-name="gr1" draw:text-style-name="P1" draw:layer="layout" svg:width="1.27cm" svg:height="1.27cm" svg:x="12.358cm" svg:y="11.936cm">
          <text:p text:style-name="P2"/>
        </draw:rect>
        <draw:frame draw:style-name="gr6" draw:layer="layout" svg:width="3.44cm" svg:height="0.962cm" svg:x="13.682cm" svg:y="12.19cm">
          <draw:text-box>
            <text:p text:style-name="P2">4th bucket</text:p>
          </draw:text-box>
        </draw:frame>
        <draw:frame draw:style-name="gr6" draw:layer="layout" svg:width="12.538cm" svg:height="0.962cm" svg:x="3.431cm" svg:y="2.121cm">
          <draw:text-box>
            <text:p text:style-name="P2">Overlap Cases after sorting according to <text:span text:style-name="T1">s</text:span>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Borries Demeler</meta:initial-creator>
    <meta:creation-date>2006-10-16T15:41:11</meta:creation-date>
    <dc:creator>Borries Demeler</dc:creator>
    <dc:date>2006-10-16T17:00:44</dc:date>
    <dc:language>en-US</dc:language>
    <meta:editing-cycles>5</meta:editing-cycles>
    <meta:editing-duration>PT1H19M35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